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text-properties fo:color="#0000ff" fo:font-style="normal" style:font-style-asian="normal" style:font-style-complex="normal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text-properties fo:font-style="italic" officeooo:paragraph-rsid="00124e09" style:font-style-asian="italic" style:font-style-complex="italic"/>
    </style:style>
    <style:style style:name="P6" style:family="paragraph" style:parent-style-name="Standard">
      <style:text-properties fo:font-style="italic" fo:font-weight="normal" officeooo:paragraph-rsid="00124e09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normal" style:font-style-asian="normal" style:font-style-complex="normal"/>
    </style:style>
    <style:style style:name="P8" style:family="paragraph" style:parent-style-name="Standard">
      <style:text-properties fo:font-style="normal" officeooo:paragraph-rsid="00124e09" style:font-style-asian="normal" style:font-style-complex="normal"/>
    </style:style>
    <style:style style:name="P9" style:family="paragraph" style:parent-style-name="Standard">
      <style:text-properties officeooo:paragraph-rsid="00124e09"/>
    </style:style>
    <style:style style:name="P10" style:family="paragraph" style:parent-style-name="Standard">
      <style:text-properties fo:font-weight="bold" officeooo:paragraph-rsid="00124e09" style:font-weight-asian="bold" style:font-weight-complex="bold"/>
    </style:style>
    <style:style style:name="P11" style:family="paragraph" style:parent-style-name="Standard">
      <style:text-properties fo:color="#0000ff" fo:font-style="normal" officeooo:paragraph-rsid="00124e09" style:font-style-asian="normal" style:font-style-complex="normal"/>
    </style:style>
    <style:style style:name="P12" style:family="paragraph" style:parent-style-name="Standard">
      <style:text-properties fo:color="#0000ff" fo:font-style="normal" fo:font-weight="normal" officeooo:paragraph-rsid="00124e09" style:font-style-asian="normal" style:font-weight-asian="normal" style:font-style-complex="normal" style:font-weight-complex="normal"/>
    </style:style>
    <style:style style:name="T1" style:family="text">
      <style:text-properties officeooo:rsid="00124e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<text:span text:style-name="T1">Ortho Manager</text:span></text:p>
      <text:p text:style-name="Horizontal_20_Line"/>
      <text:p text:style-name="Standard">Includes:</text:p>
      <text:p text:style-name="P5"><text:span text:style-name="T1">"EObject.h"</text:span></text:p>
      <text:p text:style-name="P5"><text:span text:style-name="T1">&lt;deque&gt;</text:span></text:p>
      <text:p text:style-name="P5"><text:span text:style-name="T1">"Image.h"</text:span></text:p>
      <text:p text:style-name="P5"><text:span text:style-name="T1">"ExteriorOrientation.h"</text:span></text:p>
      <text:p text:style-name="P5"><text:span text:style-name="T1">"Matrix.h"</text:span></text:p>
      <text:p text:style-name="P5"><text:span text:style-name="T1">"DemGrid.h"</text:span></text:p>
      <text:p text:style-name="P5"><text:span text:style-name="T1">"ProjectiveRay.h"</text:span></text:p>
      <text:p text:style-name="P5"><text:span text:style-name="T1">"Orthorectification.h"</text:span></text:p>
      <text:p text:style-name="P5"><text:span text:style-name="T1">"Interpolation.h"</text:span></text:p>
      <text:p text:style-name="Horizontal_20_Line"/>
      <text:p text:style-name="P2">Methods:</text:p>
      <text:p text:style-name="P2"/>
      <text:p text:style-name="P8"><text:span text:style-name="T1">private:</text:span></text:p>
      <text:p text:style-name="P8"><text:span text:style-name="T1">void addImagesToForm();</text:span></text:p>
      <text:p text:style-name="P8"><text:span text:style-name="T1">void runOrthoIndividual(int);</text:span></text:p>
      <text:p text:style-name="P8"><text:span text:style-name="T1">void runAllOrthoTogheter();</text:span></text:p>
      <text:p text:style-name="P2"/>
      <text:p text:style-name="P8"><text:span text:style-name="T1">public:</text:span></text:p>
      <text:p text:style-name="P5"><text:span text:style-name="T1">OrthoManager();</text:span></text:p>
      <text:p text:style-name="P5"><text:span text:style-name="T1">OrthoManager(EFotoManager* manager, deque&lt;Image*&gt; images, deque&lt;ExteriorOrientation*&gt; eos);</text:span></text:p>
      <text:p text:style-name="P5"><text:span text:style-name="T1">~OrthoManager();</text:span></text:p>
      <text:p text:style-name="P5"><text:span text:style-name="T1">void setInterface(OrthoUserInterface* newInterface);</text:span></text:p>
      <text:p text:style-name="P5"><text:span text:style-name="T1">OrthoUserInterface* getInterface();</text:span></text:p>
      <text:p text:style-name="P5"><text:span text:style-name="T1">bool exec();</text:span></text:p>
      <text:p text:style-name="P5"><text:span text:style-name="T1">void returnProject();</text:span></text:p>
      <text:p text:style-name="P5"><text:span text:style-name="T1">void setProgress(int);</text:span></text:p>
      <text:p text:style-name="P5"><text:span text:style-name="T1">int loadDemGrid(char * filename, int fileType);</text:span></text:p>
      <text:p text:style-name="P5"><text:span text:style-name="T1">int orthoRectification(char * filename, int fileType, int option, double user_res_x, double user_res_y);</text:span></text:p>
      <text:p text:style-name="P5"><text:span text:style-name="T1">void setFlagCancel() { flag_cancel = true; };</text:span></text:p>
      <text:p text:style-name="P5"><text:span text:style-name="T1">void setShowImage(bool _shw);</text:span></text:p>
      <text:p text:style-name="P5"><text:span text:style-name="T1">void setInterMethod(int _mth);</text:span></text:p>
      <text:p text:style-name="P4"/>
      <text:p text:style-name="Horizontal_20_Line"/>
      <text:p text:style-name="P2">Methods description:</text:p>
      <text:p text:style-name="P2"/>
      <text:p text:style-name="P2">Genaral notes:</text:p>
      <text:p text:style-name="P3">Images ranging from 0.0 to 1.0.</text:p>
      <text:p text:style-name="P2"/>
      <text:p text:style-name="P10"><text:span text:style-name="T1">Public:</text:span></text:p>
      <text:p text:style-name="P9"><text:span text:style-name="T1"/></text:p>
      <text:p text:style-name="P8"><text:span text:style-name="T1">void addImagesToForm();</text:span></text:p>
      <text:p text:style-name="P11"><text:span text:style-name="T1">Add images data to the interface combo box.</text:span></text:p>
      <text:p text:style-name="P8"><text:span text:style-name="T1"/></text:p>
      <text:p text:style-name="P8"><text:span text:style-name="T1">void runOrthoIndividual(int);</text:span></text:p>
      <text:p text:style-name="P11"><text:span text:style-name="T1">Run ortho-image for one image.</text:span></text:p>
      <text:p text:style-name="P8"><text:soft-page-break/><text:span text:style-name="T1">void runAllOrthoTogheter();</text:span></text:p>
      <text:p text:style-name="P11"><text:span text:style-name="T1">Run ortho-image for all images.</text:span></text:p>
      <text:p text:style-name="P9"><text:span text:style-name="T1"/></text:p>
      <text:p text:style-name="P9"><text:span text:style-name="T1"/></text:p>
      <text:p text:style-name="P10"><text:span text:style-name="T1">Private:</text:span></text:p>
      <text:p text:style-name="P10"><text:span text:style-name="T1"/></text:p>
      <text:p text:style-name="P5"><text:span text:style-name="T1">OrthoManager();</text:span></text:p>
      <text:p text:style-name="P11"><text:span text:style-name="T1">Constructor.</text:span></text:p>
      <text:p text:style-name="P5"><text:span text:style-name="T1"/></text:p>
      <text:p text:style-name="P5"><text:span text:style-name="T1">OrthoManager(EFotoManager* manager, deque&lt;Image*&gt; images, deque&lt;ExteriorOrientation*&gt; eos);</text:span></text:p>
      <text:p text:style-name="P11"><text:span text:style-name="T1">Constructor.</text:span></text:p>
      <text:p text:style-name="P11"><text:span text:style-name="T1"/></text:p>
      <text:p text:style-name="P5"><text:span text:style-name="T1">~OrthoManager();</text:span></text:p>
      <text:p text:style-name="P11"><text:span text:style-name="T1">Destructor.</text:span></text:p>
      <text:p text:style-name="P5"><text:span text:style-name="T1"/></text:p>
      <text:p text:style-name="P5"><text:span text:style-name="T1">void setInterface(OrthoUserInterface* newInterface);</text:span></text:p>
      <text:p text:style-name="P11"><text:span text:style-name="T1">Links interface.</text:span></text:p>
      <text:p text:style-name="P5"><text:span text:style-name="T1"/></text:p>
      <text:p text:style-name="P5"><text:span text:style-name="T1">OrthoUserInterface* getInterface();</text:span></text:p>
      <text:p text:style-name="P11"><text:span text:style-name="T1">Returns interface link.</text:span></text:p>
      <text:p text:style-name="P5"><text:span text:style-name="T1"/></text:p>
      <text:p text:style-name="P5"><text:span text:style-name="T1">bool exec();</text:span></text:p>
      <text:p text:style-name="P11"><text:span text:style-name="T1">Run Ortho Mamanger.</text:span></text:p>
      <text:p text:style-name="P5"><text:span text:style-name="T1"/></text:p>
      <text:p text:style-name="P5"><text:span text:style-name="T1">void returnProject();</text:span></text:p>
      <text:p text:style-name="P11"><text:span text:style-name="T1">Stop Ortho Manager.</text:span></text:p>
      <text:p text:style-name="P5"><text:span text:style-name="T1"/></text:p>
      <text:p text:style-name="P5"><text:span text:style-name="T1">void setProgress(int);</text:span></text:p>
      <text:p text:style-name="P11"><text:span text:style-name="T1">Change the progress bar in the interface.</text:span></text:p>
      <text:p text:style-name="P5"><text:span text:style-name="T1"/></text:p>
      <text:p text:style-name="P5"><text:span text:style-name="T1">int loadDemGrid(char * filename, int fileType);</text:span></text:p>
      <text:p text:style-name="P11"><text:span text:style-name="T1">Load DEM grid from file.</text:span></text:p>
      <text:p text:style-name="P5"><text:span text:style-name="T1"/></text:p>
      <text:p text:style-name="P5"><text:span text:style-name="T1">int orthoRectification(char * filename, int fileType, int option, double user_res_x, double user_res_y);</text:span></text:p>
      <text:p text:style-name="P11"><text:span text:style-name="T1">Run ortho-rectification.</text:span></text:p>
      <text:p text:style-name="P5"><text:span text:style-name="T1"/></text:p>
      <text:p text:style-name="P5"><text:span text:style-name="T1">void setFlagCancel();</text:span></text:p>
      <text:p text:style-name="P11"><text:span text:style-name="T1">Set cancel flag. This stops the ortho-rectification.</text:span></text:p>
      <text:p text:style-name="P5"><text:span text:style-name="T1"></text:span></text:p>
      <text:p text:style-name="P5"><text:span text:style-name="T1">void setShowImage(bool _shw);</text:span></text:p>
      <text:p text:style-name="P11"><text:span text:style-name="T1">Constructor.</text:span></text:p>
      <text:p text:style-name="P5"><text:span text:style-name="T1"/></text:p>
      <text:p text:style-name="P6"><text:span text:style-name="T1">void setInterMethod(int _mth);</text:span></text:p>
      <text:p text:style-name="P12"><text:span text:style-name="T1">Change interpolation metho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lo SIlveira</meta:initial-creator>
    <meta:creation-date>2011-10-17T15:42:10</meta:creation-date>
    <dc:date>2012-02-06T21:34:29</dc:date>
    <dc:creator>marcelo </dc:creator>
    <meta:editing-duration>PT00H47M08S</meta:editing-duration>
    <meta:editing-cycles>8</meta:editing-cycles>
    <meta:generator>OpenOffice.org/3.2$Unix OpenOffice.org_project/320m19$Build-9505</meta:generator>
    <meta:document-statistic meta:table-count="0" meta:image-count="0" meta:object-count="0" meta:page-count="2" meta:paragraph-count="68" meta:word-count="192" meta:character-count="1865"/>
  </office:meta>
</office:document-meta>
</file>